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sans-serif" svg:font-family="sans-serif"/>
    <style:font-face style:name="Loma" svg:font-family="Loma"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paragraph-properties fo:margin-top="0cm" fo:margin-bottom="0cm" fo:text-align="justify" style:justify-single-word="false" fo:padding="0cm" fo:border="none"/>
      <style:text-properties style:font-name="Bitstream Charter" fo:font-size="13pt" fo:font-weight="normal" style:font-size-asian="13pt" style:font-weight-asian="normal" style:font-size-complex="13pt" style:font-weight-complex="normal"/>
    </style:style>
    <style:style style:name="P2" style:family="paragraph" style:parent-style-name="Standard">
      <style:text-properties style:font-name="Bitstream Charter"/>
    </style:style>
    <style:style style:name="P3" style:family="paragraph" style:parent-style-name="Standard">
      <style:paragraph-properties fo:text-align="center" style:justify-single-word="false"/>
      <style:text-properties style:font-name="Bitstream Charter"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text-properties style:font-name="Bitstream Charter"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Bitstream Charter" fo:font-size="14pt" fo:font-weight="bold" style:font-size-asian="14pt" style:font-weight-asian="bold" style:font-size-complex="14pt" style:font-weight-complex="bold"/>
    </style:style>
    <style:style style:name="P6" style:family="paragraph" style:parent-style-name="Standard">
      <style:text-properties style:font-name="Bitstream Charter" fo:font-size="14pt"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Bitstream Charter" fo:font-size="14pt" fo:font-weight="normal" style:font-size-asian="14pt" style:font-weight-asian="normal" style:font-size-complex="14pt" style:font-weight-complex="normal"/>
    </style:style>
    <style:style style:name="P8" style:family="paragraph" style:parent-style-name="Standard">
      <style:text-properties style:font-name="Bitstream Charter"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style:font-name="Bitstream Charter" fo:font-size="13pt" fo:font-weight="normal"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style:font-name="Bitstream Charter" fo:font-size="13pt" fo:font-weight="normal"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style:font-name="Bitstream Charter"/>
    </style:style>
    <style:style style:name="P12" style:family="paragraph" style:parent-style-name="Standard">
      <style:paragraph-properties fo:text-align="justify" style:justify-single-word="false" fo:background-color="#ffffff">
        <style:background-image/>
      </style:paragraph-properties>
      <style:text-properties fo:font-size="14pt" fo:font-weight="bold" style:font-size-asian="14pt" style:font-weight-asian="bold" style:font-size-complex="14pt" style:font-weight-complex="bold"/>
    </style:style>
    <style:style style:name="P13" style:family="paragraph" style:parent-style-name="Text_20_body" style:list-style-name="L2">
      <style:paragraph-properties fo:text-align="justify" style:justify-single-word="false"/>
      <style:text-properties fo:font-variant="normal" fo:text-transform="none" fo:color="#000000" style:font-name="Bitstream Charter" fo:font-size="14pt" fo:letter-spacing="normal" fo:font-style="normal" fo:font-weight="normal"/>
    </style:style>
    <style:style style:name="P14"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15" style:family="paragraph" style:parent-style-name="Text_20_body">
      <style:paragraph-properties fo:text-align="justify" style:justify-single-word="false"/>
      <style:text-properties style:font-name="Bitstream Charter" fo:font-size="14pt" fo:font-weight="normal" style:font-size-asian="14pt" style:font-weight-asian="bold" style:font-size-complex="14pt" style:font-weight-complex="bold"/>
    </style:style>
    <style:style style:name="P16" style:family="paragraph" style:parent-style-name="Text_20_body">
      <style:paragraph-properties fo:text-align="justify" style:justify-single-word="false"/>
      <style:text-properties style:font-name="Bitstream Charter"/>
    </style:style>
    <style:style style:name="P17" style:family="paragraph" style:parent-style-name="Text_20_body">
      <style:paragraph-properties fo:margin-left="0cm" fo:margin-right="0cm" fo:text-indent="0cm" style:auto-text-indent="false"/>
      <style:text-properties fo:font-variant="normal" fo:text-transform="none" fo:color="#000000" style:font-name="Bitstream Charter" fo:font-size="14pt" fo:letter-spacing="normal" fo:font-style="normal" fo:font-weight="normal"/>
    </style:style>
    <style:style style:name="P1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Bitstream Charter" fo:font-size="14pt" fo:letter-spacing="normal" fo:font-style="normal" fo:font-weight="normal"/>
    </style:style>
    <style:style style:name="P19" style:family="paragraph" style:parent-style-name="Text_20_body">
      <style:paragraph-properties fo:margin-left="0cm" fo:margin-right="0cm" style:line-height-at-least="0.582cm" fo:text-align="justify" style:justify-single-word="false" fo:text-indent="0cm" style:auto-text-indent="false"/>
    </style:style>
    <style:style style:name="P20" style:family="paragraph" style:parent-style-name="Text_20_body">
      <style:paragraph-properties fo:margin-left="0cm" fo:margin-right="0cm" fo:text-align="justify" style:justify-single-word="false" fo:text-indent="0cm" style:auto-text-indent="false"/>
      <style:text-properties style:font-name="Bitstream Charter"/>
    </style:style>
    <style:style style:name="P21" style:family="paragraph" style:parent-style-name="Text_20_body">
      <style:paragraph-properties fo:margin-left="0cm" fo:margin-right="0cm" style:line-height-at-least="0.582cm" fo:text-align="justify" style:justify-single-word="false" fo:text-indent="0cm" style:auto-text-indent="false" fo:padding="0cm" fo:border="none"/>
    </style:style>
    <style:style style:name="P22" style:family="paragraph" style:parent-style-name="Text_20_body" style:list-style-name="L5">
      <style:paragraph-properties fo:margin-left="0cm" fo:margin-right="0cm" fo:margin-top="0cm" fo:margin-bottom="0cm" fo:text-align="justify" style:justify-single-word="false" fo:text-indent="0cm" style:auto-text-indent="false" fo:padding="0cm" fo:border="none"/>
      <style:text-properties style:font-name="Bitstream Charter" fo:font-size="13pt" style:font-size-asian="13pt" style:font-size-complex="13pt"/>
    </style:style>
    <style:style style:name="P23" style:family="paragraph" style:parent-style-name="Text_20_body" style:list-style-name="L5">
      <style:paragraph-properties fo:margin-left="0cm" fo:margin-right="0cm" fo:margin-top="0cm" fo:margin-bottom="0cm" fo:text-align="justify" style:justify-single-word="false" fo:text-indent="0cm" style:auto-text-indent="false" fo:padding="0cm" fo:border="none"/>
    </style:style>
    <style:style style:name="P24" style:family="paragraph" style:parent-style-name="Text_20_body" style:list-style-name="L2">
      <style:paragraph-properties fo:margin-top="0cm" fo:margin-bottom="0cm" fo:text-align="justify" style:justify-single-word="false"/>
      <style:text-properties fo:font-variant="normal" fo:text-transform="none" fo:color="#000000" style:font-name="Bitstream Charter" fo:font-size="14pt" fo:letter-spacing="normal" fo:font-style="normal" fo:font-weight="normal"/>
    </style:style>
    <style:style style:name="P25" style:family="paragraph" style:parent-style-name="Text_20_body" style:list-style-name="L3">
      <style:paragraph-properties fo:margin-top="0cm" fo:margin-bottom="0cm" fo:text-align="justify" style:justify-single-word="false"/>
      <style:text-properties style:font-name="Bitstream Charter"/>
    </style:style>
    <style:style style:name="P26" style:family="paragraph" style:parent-style-name="Text_20_body" style:list-style-name="L2">
      <style:paragraph-properties fo:margin-top="0cm" fo:margin-bottom="0cm" fo:text-align="justify" style:justify-single-word="false"/>
      <style:text-properties style:font-name="Bitstream Charter"/>
    </style:style>
    <style:style style:name="P27" style:family="paragraph" style:parent-style-name="Text_20_body">
      <style:paragraph-properties fo:margin-top="0cm" fo:margin-bottom="0cm" fo:padding="0cm" fo:border="none"/>
      <style:text-properties style:font-name="Bitstream Charter"/>
    </style:style>
    <style:style style:name="P28" style:family="paragraph" style:parent-style-name="Text_20_body" style:list-style-name="L5">
      <style:paragraph-properties fo:margin-top="0cm" fo:margin-bottom="0cm" fo:text-align="justify" style:justify-single-word="false" fo:padding="0cm" fo:border="none"/>
    </style:style>
    <style:style style:name="P29" style:family="paragraph" style:parent-style-name="Text_20_body">
      <style:paragraph-properties fo:margin-top="0cm" fo:margin-bottom="0cm" fo:text-align="justify" style:justify-single-word="false" fo:padding="0cm" fo:border="none"/>
      <style:text-properties fo:font-size="13pt" style:font-size-asian="13pt" style:font-size-complex="13pt"/>
    </style:style>
    <style:style style:name="P30" style:family="paragraph" style:parent-style-name="Text_20_body" style:list-style-name="L3">
      <style:paragraph-properties fo:margin-left="0.397cm" fo:margin-right="0cm" fo:margin-top="0cm" fo:margin-bottom="0cm" fo:text-align="justify" style:justify-single-word="false" fo:text-indent="0.026cm" style:auto-text-indent="false"/>
      <style:text-properties style:font-name="Bitstream Charter"/>
    </style:style>
    <style:style style:name="T1" style:family="text">
      <style:text-properties fo:font-variant="normal" fo:text-transform="none" fo:color="#000000" style:font-name="Times New Roman" fo:letter-spacing="normal" fo:font-style="normal"/>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style:font-name="sans-serif" fo:font-size="10.5pt" fo:letter-spacing="normal" fo:font-style="normal"/>
    </style:style>
    <style:style style:name="T4" style:family="text">
      <style:text-properties fo:font-variant="normal" fo:text-transform="none" fo:color="#000000" style:font-name="sans-serif" fo:font-size="10.5pt" fo:letter-spacing="normal" fo:font-style="normal" fo:font-weight="bold"/>
    </style:style>
    <style:style style:name="T5" style:family="text">
      <style:text-properties fo:font-variant="normal" fo:text-transform="none" fo:color="#000000" style:text-line-through-style="none" style:font-name="Bitstream Charter" fo:font-size="13pt" fo:letter-spacing="normal" fo:font-style="normal" style:text-underline-style="none" fo:font-weight="normal" style:text-blinking="false" fo:background-color="#ffffff" style:font-size-asian="13pt" style:font-size-complex="13pt"/>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fo:font-size="14pt" fo:letter-spacing="normal" fo:font-style="normal" fo:font-weight="normal"/>
    </style:style>
    <style:style style:name="T8" style:family="text">
      <style:text-properties fo:font-variant="normal" fo:text-transform="none" fo:color="#000000" fo:font-size="10.5pt" fo:letter-spacing="normal" fo:font-style="normal"/>
    </style:style>
    <style:style style:name="T9" style:family="text">
      <style:text-properties fo:font-variant="normal" fo:text-transform="none" fo:color="#000000" style:font-name="Bitstream Charter" fo:font-size="13pt" fo:letter-spacing="normal" fo:font-style="normal" fo:font-weight="normal" fo:background-color="#ffffff" style:font-size-asian="13pt" style:font-size-complex="13pt"/>
    </style:style>
    <style:style style:name="T10" style:family="text">
      <style:text-properties fo:font-variant="normal" fo:text-transform="none" fo:color="#000000" style:font-name="Bitstream Charter" fo:font-size="13pt" fo:letter-spacing="normal" fo:font-style="normal" fo:background-color="#ffffff" style:font-size-asian="13pt" style:font-size-complex="13pt"/>
    </style:style>
    <style:style style:name="T11" style:family="text">
      <style:text-properties fo:font-variant="normal" fo:text-transform="none" fo:color="#252525" style:font-name="sans-serif" fo:font-size="10.5pt" fo:letter-spacing="normal" fo:font-style="normal"/>
    </style:style>
    <style:style style:name="T12" style:family="text">
      <style:text-properties fo:font-variant="normal" fo:text-transform="none" fo:color="#252525" style:font-name="sans-serif" fo:font-size="10.5pt" fo:letter-spacing="normal" fo:font-style="normal" fo:font-weight="normal"/>
    </style:style>
    <style:style style:name="T13" style:family="text">
      <style:text-properties fo:font-variant="normal" fo:text-transform="none" fo:color="#252525" style:font-name="sans-serif" fo:font-size="10.5pt" fo:letter-spacing="normal" fo:font-style="normal" fo:font-weight="normal" style:font-size-asian="10.5pt" style:font-size-complex="12pt"/>
    </style:style>
    <style:style style:name="T14" style:family="text">
      <style:text-properties fo:font-variant="normal" fo:text-transform="none" fo:color="#252525" style:font-name="sans-serif" fo:font-size="10.5pt" fo:letter-spacing="normal" fo:font-style="normal" fo:font-weight="bold"/>
    </style:style>
    <style:style style:name="T15" style:family="text">
      <style:text-properties fo:font-variant="normal" fo:text-transform="none" fo:color="#252525" style:font-name="sans-serif" fo:font-size="10.5pt" fo:letter-spacing="normal" fo:font-style="italic" fo:font-weight="normal"/>
    </style:style>
    <style:style style:name="T16" style:family="text">
      <style:text-properties fo:font-variant="normal" fo:text-transform="none" fo:color="#252525" style:font-name="sans-serif" fo:font-size="12pt" fo:letter-spacing="normal" fo:font-style="normal" fo:font-weight="normal" style:font-size-asian="10.5pt" style:font-weight-asian="normal" style:font-size-complex="12pt" style:font-weight-complex="normal"/>
    </style:style>
    <style:style style:name="T17" style:family="text">
      <style:text-properties fo:font-variant="normal" fo:text-transform="none" fo:color="#252525" style:font-name="sans-serif" fo:letter-spacing="normal" fo:font-style="normal" fo:font-weight="normal"/>
    </style:style>
    <style:style style:name="T18" style:family="text">
      <style:text-properties fo:font-variant="normal" fo:text-transform="none" fo:color="#252525" style:font-name="sans-serif" fo:font-size="13pt" fo:letter-spacing="normal" fo:font-style="normal" fo:font-weight="normal" style:font-size-asian="13pt" style:font-size-complex="13pt"/>
    </style:style>
    <style:style style:name="T19" style:family="text">
      <style:text-properties fo:font-variant="normal" fo:text-transform="none" fo:color="#252525" fo:letter-spacing="normal" fo:font-style="normal" fo:font-weight="normal"/>
    </style:style>
    <style:style style:name="T20" style:family="text">
      <style:text-properties fo:font-variant="normal" fo:text-transform="none" fo:color="#252525" fo:letter-spacing="normal" fo:font-style="normal" fo:font-weight="bold"/>
    </style:style>
    <style:style style:name="T21" style:family="text">
      <style:text-properties fo:font-variant="normal" fo:text-transform="none" fo:color="#252525" style:text-line-through-style="none" style:font-name="sans-serif" fo:font-size="10.5pt" fo:letter-spacing="normal" fo:font-style="normal" style:text-underline-style="none" fo:font-weight="normal" style:text-blinking="false"/>
    </style:style>
    <style:style style:name="T22" style:family="text">
      <style:text-properties fo:font-variant="normal" fo:text-transform="none" fo:color="#252525" style:text-line-through-style="none" fo:font-size="10.5pt" fo:letter-spacing="normal" fo:font-style="normal" style:text-underline-style="none" fo:font-weight="normal" style:text-blinking="false"/>
    </style:style>
    <style:style style:name="T23" style:family="text">
      <style:text-properties fo:font-variant="normal" fo:text-transform="none" fo:color="#252525" style:text-line-through-style="none" style:font-name="Bitstream Charter" fo:font-size="10.5pt" fo:letter-spacing="normal" fo:font-style="normal" style:text-underline-style="none" fo:font-weight="normal" style:text-blinking="false"/>
    </style:style>
    <style:style style:name="T24" style:family="text">
      <style:text-properties fo:font-variant="normal" fo:text-transform="none" fo:color="#252525" style:text-line-through-style="none" style:font-name="Bitstream Charter" fo:letter-spacing="normal" fo:font-style="normal" style:text-underline-style="none" fo:font-weight="normal" style:text-blinking="false"/>
    </style:style>
    <style:style style:name="T25" style:family="text">
      <style:text-properties fo:font-variant="normal" fo:text-transform="none" fo:color="#252525" style:text-line-through-style="none" style:font-name="Bitstream Charter" fo:font-size="13pt" fo:letter-spacing="normal" fo:font-style="normal" style:text-underline-style="none" fo:font-weight="normal" style:text-blinking="false" style:font-size-asian="13pt" style:font-size-complex="13pt"/>
    </style:style>
    <style:style style:name="T26" style:family="text">
      <style:text-properties fo:font-variant="normal" fo:text-transform="none" fo:color="#252525" style:text-line-through-style="none" style:font-name="Bitstream Charter" fo:font-size="13pt" fo:letter-spacing="normal" fo:font-style="normal" style:text-underline-style="none" fo:font-weight="normal" style:text-blinking="false" fo:background-color="#000000" style:font-size-asian="13pt" style:font-size-complex="13pt"/>
    </style:style>
    <style:style style:name="T27" style:family="text">
      <style:text-properties fo:font-variant="normal" fo:text-transform="none" fo:color="#252525" style:text-line-through-style="none" style:font-name="Bitstream Charter" fo:font-size="13pt" fo:letter-spacing="normal" fo:font-style="normal" style:text-underline-style="none" fo:font-weight="normal" style:text-blinking="false" fo:background-color="#ffffff" style:font-size-asian="13pt" style:font-size-complex="13pt"/>
    </style:style>
    <style:style style:name="T28" style:family="text">
      <style:text-properties fo:font-variant="normal" fo:text-transform="none" fo:color="#252525" style:font-name="Bitstream Charter" fo:font-size="10.5pt" fo:letter-spacing="normal" fo:font-style="normal"/>
    </style:style>
    <style:style style:name="T29" style:family="text">
      <style:text-properties fo:font-variant="normal" fo:text-transform="none" fo:color="#252525" style:font-name="Bitstream Charter" fo:font-size="10.5pt" fo:letter-spacing="normal" fo:font-style="normal" fo:font-weight="normal"/>
    </style:style>
    <style:style style:name="T30" style:family="text">
      <style:text-properties fo:font-variant="normal" fo:text-transform="none" fo:color="#252525" style:font-name="Bitstream Charter" fo:font-size="10.5pt" fo:letter-spacing="normal" fo:font-style="normal" fo:font-weight="normal" style:font-size-asian="10.5pt" style:font-size-complex="12pt"/>
    </style:style>
    <style:style style:name="T31" style:family="text">
      <style:text-properties fo:font-variant="normal" fo:text-transform="none" fo:color="#252525" style:font-name="Bitstream Charter" fo:font-size="10.5pt" fo:letter-spacing="normal" fo:font-style="normal" fo:font-weight="bold"/>
    </style:style>
    <style:style style:name="T32" style:family="text">
      <style:text-properties fo:font-variant="normal" fo:text-transform="none" fo:color="#252525" style:font-name="Bitstream Charter" fo:font-size="10.5pt" fo:letter-spacing="normal" fo:font-style="italic" fo:font-weight="normal"/>
    </style:style>
    <style:style style:name="T33" style:family="text">
      <style:text-properties fo:font-variant="normal" fo:text-transform="none" fo:color="#252525" style:font-name="Bitstream Charter" fo:letter-spacing="normal" fo:font-style="normal"/>
    </style:style>
    <style:style style:name="T34" style:family="text">
      <style:text-properties fo:font-variant="normal" fo:text-transform="none" fo:color="#252525" style:font-name="Bitstream Charter" fo:letter-spacing="normal" fo:font-style="normal" fo:font-weight="normal"/>
    </style:style>
    <style:style style:name="T35" style:family="text">
      <style:text-properties fo:font-variant="normal" fo:text-transform="none" fo:color="#252525" style:font-name="Bitstream Charter" fo:letter-spacing="normal" fo:font-style="normal" fo:font-weight="bold"/>
    </style:style>
    <style:style style:name="T36" style:family="text">
      <style:text-properties fo:font-variant="normal" fo:text-transform="none" fo:color="#252525" style:font-name="Bitstream Charter" fo:letter-spacing="normal" fo:font-style="italic" fo:font-weight="normal"/>
    </style:style>
    <style:style style:name="T37" style:family="text">
      <style:text-properties fo:font-variant="normal" fo:text-transform="none" fo:color="#252525" style:font-name="Bitstream Charter" fo:font-size="13pt" fo:letter-spacing="normal" fo:font-style="normal" fo:font-weight="normal" style:font-size-asian="13pt" style:font-size-complex="13pt"/>
    </style:style>
    <style:style style:name="T38" style:family="text">
      <style:text-properties fo:font-variant="normal" fo:text-transform="none" fo:color="#252525" style:font-name="Bitstream Charter" fo:font-size="13pt" fo:letter-spacing="normal" fo:font-style="normal" fo:font-weight="normal" fo:background-color="#000000" style:font-size-asian="13pt" style:font-size-complex="13pt"/>
    </style:style>
    <style:style style:name="T39" style:family="text">
      <style:text-properties fo:font-variant="normal" fo:text-transform="none" fo:color="#252525" style:font-name="Bitstream Charter" fo:font-size="13pt" fo:letter-spacing="normal" fo:font-style="normal" fo:font-weight="normal" fo:background-color="#ffffff" style:font-size-asian="13pt" style:font-size-complex="13pt"/>
    </style:style>
    <style:style style:name="T40" style:family="text">
      <style:text-properties fo:font-variant="normal" fo:text-transform="none" fo:color="#252525" style:font-name="Bitstream Charter" fo:font-size="13pt" fo:letter-spacing="normal" fo:font-style="normal" style:font-size-asian="13pt" style:font-size-complex="13pt"/>
    </style:style>
    <style:style style:name="T41" style:family="text">
      <style:text-properties fo:font-variant="normal" fo:text-transform="none" fo:color="#252525" style:font-name="Bitstream Charter" fo:font-size="13pt" fo:letter-spacing="normal" fo:font-style="normal" fo:background-color="#000000" style:font-size-asian="13pt" style:font-size-complex="13pt"/>
    </style:style>
    <style:style style:name="T42" style:family="text">
      <style:text-properties fo:font-variant="normal" fo:text-transform="none" fo:color="#252525" style:font-name="Bitstream Charter" fo:font-size="13pt" fo:letter-spacing="normal" fo:font-style="normal" fo:background-color="#ffffff" style:font-size-asian="13pt" style:font-size-complex="13pt"/>
    </style:style>
    <style:style style:name="T43" style:family="text">
      <style:text-properties fo:font-variant="normal" fo:text-transform="none" fo:color="#252525" style:font-name="Bitstream Charter" fo:font-size="13pt" fo:letter-spacing="normal" fo:font-style="normal" fo:font-weight="bold" style:font-size-asian="13pt" style:font-size-complex="13pt"/>
    </style:style>
    <style:style style:name="T44" style:family="text">
      <style:text-properties fo:font-variant="normal" fo:text-transform="none" fo:color="#252525" style:font-name="Bitstream Charter" fo:font-size="13pt" fo:letter-spacing="normal" fo:font-style="italic" fo:font-weight="normal" style:font-size-asian="13pt" style:font-size-complex="13pt"/>
    </style:style>
    <style:style style:name="T45" style:family="text">
      <style:text-properties fo:font-variant="normal" fo:text-transform="none" fo:color="#252525" fo:font-size="10.5pt" fo:letter-spacing="normal" fo:font-style="normal"/>
    </style:style>
    <style:style style:name="T46" style:family="text">
      <style:text-properties fo:font-variant="normal" fo:text-transform="none" fo:color="#252525" fo:font-size="10.5pt" fo:letter-spacing="normal" fo:font-style="normal" fo:font-weight="normal"/>
    </style:style>
    <style:style style:name="T47" style:family="text">
      <style:text-properties fo:font-variant="normal" fo:text-transform="none" fo:color="#252525" fo:font-size="10.5pt" fo:letter-spacing="normal" fo:font-style="normal" fo:font-weight="normal" style:font-size-asian="10.5pt" style:font-size-complex="12pt"/>
    </style:style>
    <style:style style:name="T48" style:family="text">
      <style:text-properties fo:font-variant="normal" fo:text-transform="none" fo:color="#252525" fo:font-size="10.5pt" fo:letter-spacing="normal" fo:font-style="normal" fo:font-weight="bold"/>
    </style:style>
    <style:style style:name="T49" style:family="text">
      <style:text-properties fo:font-variant="normal" fo:text-transform="none" fo:color="#252525" fo:font-size="10.5pt" fo:letter-spacing="normal" fo:font-style="italic" fo:font-weight="normal"/>
    </style:style>
    <style:style style:name="T50" style:family="text">
      <style:text-properties fo:font-variant="normal" fo:text-transform="none" fo:color="#252525" fo:font-size="12pt" fo:letter-spacing="normal" fo:font-style="normal" fo:font-weight="normal" style:font-size-asian="10.5pt" style:font-weight-asian="normal" style:font-size-complex="12pt" style:font-weight-complex="normal"/>
    </style:style>
    <style:style style:name="T51" style:family="text">
      <style:text-properties fo:font-variant="normal" fo:text-transform="none" fo:color="#252525" fo:font-size="13pt" fo:letter-spacing="normal" fo:font-style="normal" fo:font-weight="normal" style:font-size-asian="13pt" style:font-weight-asian="normal" style:font-size-complex="13pt" style:font-weight-complex="normal"/>
    </style:style>
    <style:style style:name="T52"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53" style:family="text">
      <style:text-properties fo:font-variant="normal" fo:text-transform="none" fo:color="#0b0080" style:text-line-through-style="none" style:font-name="sans-serif" fo:font-size="10.5pt" fo:letter-spacing="normal" fo:font-style="normal" style:text-underline-style="none" fo:font-weight="normal" style:text-blinking="false" style:font-size-asian="10.5pt" style:font-size-complex="12pt"/>
    </style:style>
    <style:style style:name="T54"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55" style:family="text">
      <style:text-properties fo:font-variant="normal" fo:text-transform="none" fo:color="#0b0080" style:text-line-through-style="none" style:font-name="Bitstream Charter" fo:font-size="10.5pt" fo:letter-spacing="normal" fo:font-style="normal" style:text-underline-style="none" fo:font-weight="normal" style:text-blinking="false"/>
    </style:style>
    <style:style style:name="T56" style:family="text">
      <style:text-properties fo:font-variant="normal" fo:text-transform="none" fo:color="#0b0080" style:text-line-through-style="none" style:font-name="Bitstream Charter" fo:font-size="10.5pt" fo:letter-spacing="normal" fo:font-style="normal" style:text-underline-style="none" fo:font-weight="normal" style:text-blinking="false" style:font-size-asian="10.5pt" style:font-size-complex="12pt"/>
    </style:style>
    <style:style style:name="T57" style:family="text">
      <style:text-properties fo:font-variant="normal" fo:text-transform="none" fo:color="#0b0080" style:text-line-through-style="none" style:font-name="Bitstream Charter" fo:font-size="10.5pt" fo:letter-spacing="normal" fo:font-style="italic" style:text-underline-style="none" fo:font-weight="normal" style:text-blinking="false"/>
    </style:style>
    <style:style style:name="T58" style:family="text">
      <style:text-properties fo:font-variant="normal" fo:text-transform="none" fo:color="#0b0080" style:text-line-through-style="none" style:font-name="Bitstream Charter" fo:letter-spacing="normal" fo:font-style="normal" style:text-underline-style="none" fo:font-weight="normal" style:text-blinking="false"/>
    </style:style>
    <style:style style:name="T59" style:family="text">
      <style:text-properties fo:font-variant="normal" fo:text-transform="none" fo:color="#0b0080" style:text-line-through-style="none" style:font-name="Bitstream Charter" fo:letter-spacing="normal" fo:font-style="italic" style:text-underline-style="none" fo:font-weight="normal" style:text-blinking="false"/>
    </style:style>
    <style:style style:name="T60" style:family="text">
      <style:text-properties fo:font-variant="normal" fo:text-transform="none" fo:color="#0b0080" style:text-line-through-style="none" style:font-name="Bitstream Charter" fo:font-size="13pt" fo:letter-spacing="normal" fo:font-style="normal" style:text-underline-style="none" fo:font-weight="normal" style:text-blinking="false" style:font-size-asian="13pt" style:font-size-complex="13pt"/>
    </style:style>
    <style:style style:name="T61" style:family="text">
      <style:text-properties fo:font-variant="normal" fo:text-transform="none" fo:color="#0b0080" style:text-line-through-style="none" style:font-name="Bitstream Charter" fo:font-size="13pt" fo:letter-spacing="normal" fo:font-style="normal" style:text-underline-style="none" fo:font-weight="normal" style:text-blinking="false" fo:background-color="#000000" style:font-size-asian="13pt" style:font-size-complex="13pt"/>
    </style:style>
    <style:style style:name="T62" style:family="text">
      <style:text-properties fo:font-variant="normal" fo:text-transform="none" fo:color="#0b0080" style:text-line-through-style="none" style:font-name="Bitstream Charter" fo:font-size="13pt" fo:letter-spacing="normal" fo:font-style="normal" style:text-underline-style="none" fo:font-weight="normal" style:text-blinking="false" fo:background-color="#ffffff" style:font-size-asian="13pt" style:font-size-complex="13pt"/>
    </style:style>
    <style:style style:name="T63" style:family="text">
      <style:text-properties fo:font-variant="normal" fo:text-transform="none" fo:color="#0b0080" style:text-line-through-style="none" style:font-name="Bitstream Charter" fo:font-size="13pt" fo:letter-spacing="normal" fo:font-style="italic" style:text-underline-style="none" fo:font-weight="normal" style:text-blinking="false" style:font-size-asian="13pt" style:font-size-complex="13pt"/>
    </style:style>
    <style:style style:name="T64" style:family="text">
      <style:text-properties fo:font-variant="normal" fo:text-transform="none" fo:color="#0b0080" style:text-line-through-style="none" fo:font-size="10.5pt" fo:letter-spacing="normal" fo:font-style="normal" style:text-underline-style="none" fo:font-weight="normal" style:text-blinking="false"/>
    </style:style>
    <style:style style:name="T65" style:family="text">
      <style:text-properties fo:font-variant="normal" fo:text-transform="none" fo:color="#0b0080" style:text-line-through-style="none" fo:font-size="10.5pt" fo:letter-spacing="normal" fo:font-style="normal" style:text-underline-style="none" fo:font-weight="normal" style:text-blinking="false" style:font-size-asian="10.5pt" style:font-size-complex="12pt"/>
    </style:style>
    <style:style style:name="T66" style:family="text">
      <style:text-properties fo:font-variant="normal" fo:text-transform="none" fo:color="#0b0080" style:text-line-through-style="none" fo:font-size="10.5pt" fo:letter-spacing="normal" fo:font-style="italic" style:text-underline-style="none" fo:font-weight="normal" style:text-blinking="false"/>
    </style:style>
    <style:style style:name="T67" style:family="text">
      <style:text-properties fo:font-variant="normal" fo:text-transform="none" style:text-line-through-style="none" style:font-name="Bitstream Charter" fo:font-size="13pt" fo:letter-spacing="normal" fo:font-style="normal" style:text-underline-style="none" fo:font-weight="normal" style:text-blinking="false" fo:background-color="#ffffff" style:font-size-asian="13pt" style:font-size-complex="13pt"/>
    </style:style>
    <style:style style:name="T68" style:family="text">
      <style:text-properties fo:font-variant="normal" fo:text-transform="none" fo:color="#663366" style:text-line-through-style="none" style:font-name="sans-serif" fo:font-size="10.5pt" fo:letter-spacing="normal" fo:font-style="normal" style:text-underline-style="none" fo:font-weight="normal" style:text-blinking="false"/>
    </style:style>
    <style:style style:name="T69" style:family="text">
      <style:text-properties fo:font-variant="normal" fo:text-transform="none" fo:color="#663366" style:text-line-through-style="none" style:font-name="sans-serif" fo:font-size="10.5pt" fo:letter-spacing="normal" fo:font-style="normal" style:text-underline-style="none" fo:font-weight="normal" style:text-blinking="false" fo:background-color="transparent"/>
    </style:style>
    <style:style style:name="T70" style:family="text">
      <style:text-properties fo:font-variant="normal" fo:text-transform="none" fo:color="#663366" style:text-line-through-style="none" fo:font-size="10.5pt" fo:letter-spacing="normal" fo:font-style="normal" style:text-underline-style="none" fo:font-weight="normal" style:text-blinking="false"/>
    </style:style>
    <style:style style:name="T71" style:family="text">
      <style:text-properties fo:font-variant="normal" fo:text-transform="none" fo:color="#663366" style:text-line-through-style="none" fo:font-size="10.5pt" fo:letter-spacing="normal" fo:font-style="normal" style:text-underline-style="none" fo:font-weight="normal" style:text-blinking="false" fo:background-color="transparent"/>
    </style:style>
    <style:style style:name="T72" style:family="text">
      <style:text-properties fo:font-variant="normal" fo:text-transform="none" fo:color="#663366" style:text-line-through-style="none" style:font-name="Bitstream Charter" fo:font-size="10.5pt" fo:letter-spacing="normal" fo:font-style="normal" style:text-underline-style="none" fo:font-weight="normal" style:text-blinking="false"/>
    </style:style>
    <style:style style:name="T73" style:family="text">
      <style:text-properties fo:font-variant="normal" fo:text-transform="none" fo:color="#663366" style:text-line-through-style="none" style:font-name="Bitstream Charter" fo:font-size="10.5pt" fo:letter-spacing="normal" fo:font-style="normal" style:text-underline-style="none" fo:font-weight="normal" style:text-blinking="false" fo:background-color="transparent"/>
    </style:style>
    <style:style style:name="T74" style:family="text">
      <style:text-properties fo:font-variant="normal" fo:text-transform="none" fo:color="#663366" style:text-line-through-style="none" style:font-name="Bitstream Charter" fo:letter-spacing="normal" fo:font-style="normal" style:text-underline-style="none" fo:font-weight="normal" style:text-blinking="false"/>
    </style:style>
    <style:style style:name="T75" style:family="text">
      <style:text-properties fo:font-variant="normal" fo:text-transform="none" fo:color="#663366" style:text-line-through-style="none" style:font-name="Bitstream Charter" fo:letter-spacing="normal" fo:font-style="normal" style:text-underline-style="none" fo:font-weight="normal" style:text-blinking="false" fo:background-color="transparent"/>
    </style:style>
    <style:style style:name="T76" style:family="text">
      <style:text-properties fo:font-variant="normal" fo:text-transform="none" fo:color="#663366" style:text-line-through-style="none" style:font-name="Bitstream Charter" fo:font-size="13pt" fo:letter-spacing="normal" fo:font-style="normal" style:text-underline-style="none" fo:font-weight="normal" style:text-blinking="false" style:font-size-asian="13pt" style:font-size-complex="13pt"/>
    </style:style>
    <style:style style:name="T77" style:family="text">
      <style:text-properties fo:font-variant="normal" fo:text-transform="none" fo:color="#663366" style:text-line-through-style="none" style:font-name="Bitstream Charter" fo:font-size="13pt" fo:letter-spacing="normal" fo:font-style="normal" style:text-underline-style="none" fo:font-weight="normal" style:text-blinking="false" fo:background-color="#000000" style:font-size-asian="13pt" style:font-size-complex="13pt"/>
    </style:style>
    <style:style style:name="T78" style:family="text">
      <style:text-properties fo:font-variant="normal" fo:text-transform="none" fo:color="#663366" style:text-line-through-style="none" style:font-name="Bitstream Charter" fo:font-size="13pt" fo:letter-spacing="normal" fo:font-style="normal" style:text-underline-style="none" fo:font-weight="normal" style:text-blinking="false" fo:background-color="#ffffff" style:font-size-asian="13pt" style:font-size-complex="13pt"/>
    </style:style>
    <style:style style:name="T79" style:family="text">
      <style:text-properties fo:font-variant="normal" fo:text-transform="none" fo:color="#663366" style:text-line-through-style="none" style:font-name="Bitstream Charter" fo:font-size="13pt" fo:letter-spacing="normal" fo:font-style="normal" style:text-underline-style="none" fo:font-weight="normal" style:text-blinking="false" fo:background-color="transparent" style:font-size-asian="13pt" style:font-size-complex="13pt"/>
    </style:style>
    <style:style style:name="T80" style:family="text">
      <style:text-properties fo:font-variant="normal" fo:text-transform="none" style:font-name="Bitstream Charter" fo:font-size="13pt" fo:letter-spacing="normal" fo:font-style="normal" fo:font-weight="normal" fo:background-color="#ffffff" style:font-size-asian="13pt" style:font-size-complex="13pt"/>
    </style:style>
    <style:style style:name="T81" style:family="text">
      <style:text-properties fo:font-variant="normal" fo:text-transform="none" style:font-name="Bitstream Charter" fo:font-size="13pt" fo:letter-spacing="normal" fo:font-style="normal" fo:background-color="#ffffff" style:font-size-asian="13pt" style:font-size-complex="13pt"/>
    </style:style>
    <style:style style:name="T82" style:family="text">
      <style:text-properties fo:font-variant="normal" fo:text-transform="none" fo:color="#800000" style:font-name="Bitstream Charter" fo:font-size="13pt" fo:letter-spacing="normal" fo:font-style="normal" fo:font-weight="normal" fo:background-color="#ffffff" style:font-size-asian="13pt" style:font-size-complex="13pt"/>
    </style:style>
    <style:style style:name="T83" style:family="text">
      <style:text-properties fo:font-variant="normal" fo:text-transform="none" fo:color="#800000" style:font-name="Bitstream Charter" fo:font-size="13pt" fo:letter-spacing="normal" fo:font-style="normal" fo:font-weight="normal" style:font-size-asian="13pt" style:font-size-complex="13pt"/>
    </style:style>
    <style:style style:name="T84" style:family="text">
      <style:text-properties fo:font-variant="normal" fo:text-transform="none" fo:color="#800000" style:font-name="Bitstream Charter" fo:font-size="13pt" fo:letter-spacing="normal" fo:font-style="normal" fo:background-color="#ffffff" style:font-size-asian="13pt" style:font-size-complex="13pt"/>
    </style:style>
    <style:style style:name="T85" style:family="text">
      <style:text-properties fo:font-variant="normal" fo:text-transform="none" fo:color="#800000" style:font-name="Bitstream Charter" fo:font-size="13pt" fo:letter-spacing="normal" fo:font-style="normal" style:font-size-asian="13pt" style:font-size-complex="13pt"/>
    </style:style>
    <style:style style:name="T86" style:family="text">
      <style:text-properties fo:font-variant="normal" fo:text-transform="none" fo:color="#800000" style:text-line-through-style="none" style:font-name="Bitstream Charter" fo:font-size="13pt" fo:letter-spacing="normal" fo:font-style="normal" style:text-underline-style="none" fo:font-weight="normal" style:text-blinking="false" fo:background-color="#ffffff" style:font-size-asian="13pt" style:font-size-complex="13pt"/>
    </style:style>
    <style:style style:name="T87" style:family="text">
      <style:text-properties fo:font-variant="normal" fo:text-transform="none" fo:color="#800000" style:text-line-through-style="none" style:font-name="Bitstream Charter" fo:font-size="13pt" fo:letter-spacing="normal" fo:font-style="normal" style:text-underline-style="none" fo:font-weight="normal" style:text-blinking="false" style:font-size-asian="13pt" style:font-size-complex="13pt"/>
    </style:style>
    <style:style style:name="T88" style:family="text">
      <style:text-properties fo:font-size="14pt" fo:font-weight="normal" style:font-size-asian="14pt" style:font-weight-asian="normal" style:font-size-complex="14pt" style:font-weight-complex="normal"/>
    </style:style>
    <style:style style:name="T89" style:family="text">
      <style:text-properties fo:font-size="12pt" style:font-size-asian="10.5pt" style:font-size-complex="12pt"/>
    </style:style>
    <style:style style:name="T90" style:family="text">
      <style:text-properties fo:font-size="12pt" fo:font-weight="bold" style:font-size-asian="10.5pt" style:font-weight-asian="bold" style:font-size-complex="12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endice </text:p>
      <text:p text:style-name="P2"/>
      <text:p text:style-name="P2"/>
      <text:p text:style-name="P8">Introduccion a Django</text:p>
      <text:p text:style-name="P9"/>
      <text:p text:style-name="P10">Django, un framework de desarrollo Web que ahorra tiempo y hace que el desarrollo Web sea divertido. Utilizando Django puedes crear y mantener aplicaciones Web de alta calidad con un mínimo esfuerzo.</text:p>
      <text:p text:style-name="P10"/>
      <text:p text:style-name="P10">En el mejor de los casos, el desarrollo web es un acto entretenido y creativo; en el peor, puede ser una molestia repetitiva y frustrante. Django te permite enfocarte en la parte divertida <text:s/>al mismo tiempo que mitiga el esfuerzo de las partes repetitivas. De esta forma, provee un alto nivel de abstracción de patrones comunes en el desarrollo Web, atajos para tareas frecuentes de programación y convenciones claras sobre cómo solucionar problemas.</text:p>
      <text:p text:style-name="P10"/>
      <text:p text:style-name="P10"><text:s/>Al mismo tiempo, Django intenta no entrometerse, dejándote trabajar fuera del ámbito</text:p>
      <text:p text:style-name="P10">del framework según sea necesario.El objetivo es incursionar en Django. El enfoque es doble. Primero, explicando en profundidad lo que hace Django, y cómo crear aplicaciones Web con él. Segundo, discutiendo conceptos de alto nivel cuando se considere apropiado.</text:p>
      <text:p text:style-name="P10"/>
      <text:p text:style-name="P10">Al conocer Django, se aprendera las habilidades necesarias para desarrollar sitios Web poderosos de forma rápida, con código limpio y de fácil mantenimiento.</text:p>
      <text:p text:style-name="P9"/>
      <text:p text:style-name="P8">¿Que es un framework?</text:p>
      <text:p text:style-name="P4"/>
      <text:p text:style-name="P7">Django es un miembro importante de una nueva generación de frameworks Web.</text:p>
      <text:p text:style-name="P7"/>
      <text:p text:style-name="P7">¿Y qué significa ese término exactamente?</text:p>
      <text:p text:style-name="P7">Para contestar esa pregunta, consideremos el diseño de una aplicación Web escrita usando el estándar Common Gateway Interface (CGI), una forma popular de escribir aplicaciones Web alrededor del año 1998. En esa época, cuando escribías una aplicación CGI, hacías todo por ti mismo -- el equivalente a hacer una torta desde cero.</text:p>
      <text:p text:style-name="P5"/>
      <text:p text:style-name="P7">Por ejemplo,aquí hay un script CGI sencillo, escrito en Python, que muestra los diez libros más recientemente publicados de una base de datos:</text:p>
      <text:p text:style-name="P6"/>
      <text:p text:style-name="P6">#!/usr/bin/python</text:p>
      <text:p text:style-name="P6"/>
      <text:p text:style-name="P6"><text:soft-page-break/>import MySQLdb</text:p>
      <text:p text:style-name="P6"/>
      <text:p text:style-name="P6">print "Content-Type: text/html"</text:p>
      <text:p text:style-name="P6">print</text:p>
      <text:p text:style-name="P6">print "&lt;html&gt;&lt;head&gt;&lt;title&gt;Libros&lt;/title&gt;&lt;/head&gt;"</text:p>
      <text:p text:style-name="P6">print</text:p>
      <text:p text:style-name="P6">print "&lt;body&gt;"</text:p>
      <text:p text:style-name="P6">print "&lt;h1&gt;Los ultimos 10 libros&lt;/h1&gt;"</text:p>
      <text:p text:style-name="P6">print "&lt;ul&gt;"</text:p>
      <text:p text:style-name="P6">conexion = MySQLdb.connect(user='yo', passwd='dejame_entrar', db='mi_base')</text:p>
      <text:p text:style-name="P6">cursor = conexion.cursor()</text:p>
      <text:p text:style-name="P6">cursor.execute("SELECT nombre FROM libros ORDER BY fecha_pub DESC LIMIT 10")</text:p>
      <text:p text:style-name="P6">for fila in cursor.fetchall():</text:p>
      <text:p text:style-name="P6">print "&lt;li&gt; %s&lt;/li&gt;" % fila[0]</text:p>
      <text:p text:style-name="P6">print "&lt;/ul&gt;"</text:p>
      <text:p text:style-name="P6">print "&lt;/body&gt;&lt;/html&gt;"</text:p>
      <text:p text:style-name="P6">conexion.close()</text:p>
      <text:p text:style-name="P4"/>
      <text:p text:style-name="P7">Este código es fácil de entender. Primero imprime una línea de #Content-Type#, seguido de una línea en blanco, tal como requiere CGI. Imprime HTML introductorio, se conecta a la base de datos y ejecuta una consulta que obtiene los</text:p>
      <text:p text:style-name="P7">diez libros más recientes. Hace un bucle sobre esos libros y genera una lista HTML desordenada. Finalmente imprime el código para cerrar el HTML y cierra la conexión con la base de datos.</text:p>
      <text:p text:style-name="P7"/>
      <text:p text:style-name="P7">Con una única página dinámica como esta, el enfoque desde cero no es necesariamente malo. Por un lado, este código es sencillo de comprender -- incluso un desarrollador novato puede leer estas 16 líneas de Python y entender todo lo que hace--. No hay más nada que aprender; no hay más código para leer. También es sencillo de utilizar: tan sólo guarda este código en un archivo llamado ultimoslibros.cgi, sube ese archivo a un servidor Web y visita esa página con un navegador.</text:p>
      <text:p text:style-name="P6"/>
      <text:p text:style-name="P7">Pero a medida que una aplicación Web crece más allá de lo trivial, este enfoque se desmorona y te enfrentas a una</text:p>
      <text:p text:style-name="P7">serie de problemas:</text:p>
      <text:p text:style-name="P7"/>
      <text:p text:style-name="P11"><text:span text:style-name="T88">¿Qué sucede cuando múltiples páginas necesitan conectarse a la base de datos? </text:span></text:p>
      <text:p text:style-name="P2"><text:span text:style-name="T88"/></text:p>
      <text:p text:style-name="P11"><text:soft-page-break/><text:span text:style-name="T88">Seguro que ese código de conexión a la base de datos no debería estar duplicado en cada uno de los scripts CGI, así que la forma pragmática de hacerlo sería refactorizarlo en una función compartida.</text:span></text:p>
      <text:p text:style-name="P11"><text:span text:style-name="T88"/></text:p>
      <text:p text:style-name="P11"><text:span text:style-name="T88">¿Debería un desarrollador realmente tener que preocuparse por imprimir la línea de #Content-Type# y acordarse de cerrar la conexión con la base de datos? </text:span></text:p>
      <text:p text:style-name="P11"><text:span text:style-name="T88"/></text:p>
      <text:p text:style-name="P11"><text:span text:style-name="T88">Este tipo de código repetitivo reduce la productividad del programador e introduce la oportunidad para que se cometan errores. Estas tareas de configuración y cierre estarían mejor manejadas por una infraestructura común.</text:span></text:p>
      <text:p text:style-name="P7">¿Qué sucede cuando este código es reutilizado en múltiples entornos, cada uno con una base de datos y contraseñas diferentes?</text:p>
      <text:p text:style-name="P6"/>
      <text:p text:style-name="P7">En ese punto, se vuelve esencial alguna configuración específica del entorno.</text:p>
      <text:p text:style-name="P7"></text:p>
      <text:p text:style-name="P7">¿Qué sucede cuando un diseñador Web que no tiene experiencia programando en Python desea redi-señar la página? </text:p>
      <text:p text:style-name="P7"/>
      <text:p text:style-name="P7">Lo ideal sería que la lógica de la página -- la búsqueda de libros en la base de datos</text:p>
      <text:p text:style-name="P7">-- esté separada del código HTML de la página, de modo que el diseñador pueda hacer modificaciones sin afectar la búsqueda.</text:p>
      <text:p text:style-name="P5"/>
      <text:p text:style-name="P15"><text:span text:style-name="T6">En si,un framework web es un software que alivia el sufrimiento derivado de construir páginas web dinámicas. Abstrae problemas comunes al desarrollo web y proporciona atajos para tareas de programación frecuentes.</text:span></text:p>
      <text:p text:style-name="P17"/>
      <text:p text:style-name="P18">Para los lectores que desconocen el desarrollo de sitios web dinamicos: <text:s/>un sitio web dinámico es uno en el que las páginas no son simplemente documentos HTML colocados en algún lugar del sistema de ficheros de un servidor.</text:p>
      <text:p text:style-name="P18"/>
      <text:p text:style-name="P18">En cambio, en un sitio web dinámico, cada página la genera un programa de computador —una famosa "aplicación web"— que usted, el desarrollador web, crea. Por ejemplo, una aplicación web podría obtener registros de una base de datos o realizar alguna acción basándose en la entrada del usuario.</text:p>
      <text:p text:style-name="P20"><text:span text:style-name="T7">Un buen framework web resuelve los siguientes problemas:</text:span></text:p>
      <text:list xml:id="list460286577" text:style-name="L3">
        <text:list-header>
          <text:p text:style-name="P30"><text:span text:style-name="T7"/></text:p>
        </text:list-header>
        <text:list-item>
          <text:p text:style-name="P25"><text:span text:style-name="T7">Proporciona un método para hacer corresponder peticiones URL con el </text:span><text:soft-page-break/><text:span text:style-name="T7">código que maneja las peticiones. En otras palabras, le otorga una manera de designar qué código se ejecutará para cada URL. Por ejemplo, se le podría decir al framework: "Para las URLs que se parezcan a /users/joe/, ejecuta el código que muestre el perfil del usuario con ese nombre de usuario".</text:span></text:p>
        </text:list-item>
      </text:list>
      <text:list xml:id="list1615415418" text:style-name="L2">
        <text:list-header>
          <text:p text:style-name="P24"/>
          <text:p text:style-name="P24"/>
        </text:list-header>
        <text:list-item>
          <text:p text:style-name="P26"><text:span text:style-name="T7"><text:s text:c="2"/>Facilita mostrar, validar y volver a mostrar formularios HTML. Los formularios HTML son la principal manera de obtener datos de entrada de los usuarios web, así que más le vale a un framework web facilitar la representación de formularios y el manejo del código tedioso para mostrar y volver a mostrar formularios (resaltando los errores).</text:span></text:p>
          <text:p text:style-name="P26"><text:span text:style-name="T7"/></text:p>
        </text:list-item>
        <text:list-item>
          <text:p text:style-name="P24">Convierte la entrada que envía el usuario en estructuras de datos que se pueden manipular cómodamente. Por ejemplo, el framework podría convertir los datos de un formulario HTML en tipos de datos nativos al lenguaje de programación que se esté utilizando.</text:p>
          <text:p text:style-name="P24"/>
        </text:list-item>
        <text:list-item>
          <text:p text:style-name="P24">Ayuda a separar el contenido de la presentación mediante un sistema de plantillas, de manera que se pueda cambiar el aspecto de un sitio web sin afectar al contenido, y viceversa.</text:p>
          <text:p text:style-name="P24"/>
        </text:list-item>
        <text:list-item>
          <text:p text:style-name="P24">Se integra cómodamente con las capas de almacenamiento —como las bases de datos— pero no exije estrictamente el uso de una base de datos.</text:p>
          <text:p text:style-name="P24"/>
        </text:list-item>
        <text:list-item>
          <text:p text:style-name="P24">Le permite trabajar más productivamente, a un nivel de abstracción mayor que si estuviera programando usando, digamos, HTTP. Pero no le prohíbe ir un nivel de astracción "hacia abajo" cuando sea necesario.</text:p>
          <text:p text:style-name="P24"/>
        </text:list-item>
        <text:list-item>
          <text:p text:style-name="P13">Se aparta de su camino, evitando llenarle la aplicación de manchas sucias, como URLs que contengan ".aspx" o ".php".</text:p>
        </text:list-item>
      </text:list>
      <text:p text:style-name="P18"/>
      <text:p text:style-name="P18">Django hace todas estas cosas correctamente; y presenta una serie de características que elevan el listón de lo que debería ser un framework web.</text:p>
      <text:p text:style-name="P18">El framework está escrito en Python, un lenguaje de programación bonito, conciso, potente y de alto nivel. Para desarrollar un sitio utilizando Django hay que escribir código Python que utiliza las bibliotecas de Django.</text:p>
      <text:p text:style-name="P5"/>
      <text:p text:style-name="P4"/>
      <text:p text:style-name="P4"/>
      <text:p text:style-name="P8"><text:soft-page-break/>El modelo mvc</text:p>
      <text:p text:style-name="P4"/>
      <text:p text:style-name="P12"><text:span text:style-name="T9">El </text:span><text:span text:style-name="T10">modelo–vista–controlador (MVC) </text:span><text:span text:style-name="T9">es un patrón de <text:s/>a</text:span><text:a xlink:type="simple" xlink:href="http://es.wikipedia.org/wiki/Arquitectura_de_software">rquitectura de software</text:a><text:span text:style-name="T5"> </text:span><text:span text:style-name="T9">que separa los </text:span><text:a xlink:type="simple" xlink:href="http://es.wikipedia.org/wiki/Datos">datos</text:a><text:span text:style-name="T5"> </text:span><text:span text:style-name="T9">y la </text:span><text:a xlink:type="simple" xlink:href="http://es.wikipedia.org/wiki/Lógica_de_negocio">lógica de negocio</text:a><text:span text:style-name="T5"> </text:span><text:span text:style-name="T9">de una aplicación de la </text:span><text:a xlink:type="simple" xlink:href="http://es.wikipedia.org/wiki/Interfaz_de_usuario">interfaz de usuario</text:a><text:span text:style-name="T5"> </text:span><text:span text:style-name="T9">y el módulo encargado de gestionar los eventos y las comunicaciones. Para ello MVC propone la construcción de tres </text:span><text:a xlink:type="simple" xlink:href="http://es.wikipedia.org/wiki/Componentes">componentes</text:a><text:span text:style-name="T5"> </text:span><text:span text:style-name="T9">distintos que son e <text:s/></text:span><text:span text:style-name="T10">modelo</text:span><text:span text:style-name="T9">, la </text:span><text:span text:style-name="T10">vista </text:span><text:span text:style-name="T9">y el </text:span><text:span text:style-name="T10">controlador</text:span><text:span text:style-name="T9">, es decir, por un lado define componentes para la representación de la información, y por otro lado para la interacción del usuario.Este patrón de </text:span><text:a xlink:type="simple" xlink:href="http://es.wikipedia.org/wiki/Arquitectura_de_software">arquitectura de software</text:a><text:span text:style-name="T5"> </text:span><text:span text:style-name="T9">se basa en las ideas de </text:span><text:a xlink:type="simple" xlink:href="http://es.wikipedia.org/wiki/Reutilización_de_código">reutilización de código</text:a><text:span text:style-name="T5"> </text:span><text:span text:style-name="T9">y la </text:span><text:a xlink:type="simple" xlink:href="http://en.wikipedia.org/wiki/Separation_of_concerns"><text:span text:style-name="T5">separación de conceptos</text:span></text:a><text:span text:style-name="T9">, características que buscan facilitar la tarea de desarrollo de aplicaciones y su posterior mantenimiento.</text:span></text:p>
      <text:p text:style-name="P4"><text:span text:style-name="T89"><text:s text:c="28"/></text:span><text:span text:style-name="T89"><draw:frame draw:style-name="fr1" draw:name="graphics1" text:anchor-type="as-char" svg:width="10.195cm" svg:height="5.295cm" draw:z-index="0"><draw:image xlink:href="http://upload.wikimedia.org/wikipedia/commons/thumb/a/a9/ModelViewControllerDiagram_es.svg/321px-ModelViewControllerDiagram_es.svg.png" xlink:type="simple" xlink:show="embed" xlink:actuate="onLoad"/></draw:frame></text:span></text:p>
      <text:p text:style-name="P4"><text:span text:style-name="T89"/></text:p>
      <text:p text:style-name="P14"><text:span text:style-name="T37">El patrón MVC fue una de las primeras ideas en el campo de las </text:span><text:a xlink:type="simple" xlink:href="http://es.wikipedia.org/wiki/Interfaz_gráfica_de_usuario">interfaces gráficas de usuario</text:a><text:span text:style-name="T60"> </text:span><text:span text:style-name="T37">y uno de los primeros trabajos en describir e implementar aplicaciones software en términos de sus diferentes funciones.</text:span></text:p>
      <text:p text:style-name="P21"><text:span text:style-name="T37">El MVC fue introducido por </text:span><text:a xlink:type="simple" xlink:href="http://en.wikipedia.org/wiki/Trygve_Reenskaug">Trygve Reenskaug</text:a><text:span text:style-name="T76"> </text:span><text:span text:style-name="T37">(</text:span><text:a xlink:type="simple" xlink:href="http://heim.ifi.uio.no/~trygver"><text:span text:style-name="T79">web personal</text:span></text:a><text:span text:style-name="T37">) en </text:span><text:a xlink:type="simple" xlink:href="http://es.wikipedia.org/wiki/Smalltalk"><text:span text:style-name="T60">Smalltalk-76</text:span></text:a><text:bookmark text:name="cite_ref-notes1_7-0"/><text:span text:style-name="T25"> </text:span><text:span text:style-name="T37">en los años 70 y, seguidamente, en los años 80, Jim Althoff y otros implementaron una versión de MVC para la biblioteca de clases de Smalltalk-80.Sólo más tarde, en 1988, MVC se expresó como un concepto general en un artículo</text:span><text:span text:style-name="T60"> </text:span><text:span text:style-name="T37">sobre Smalltalk-80.</text:span></text:p>
      <text:p text:style-name="P19"><text:span text:style-name="T37">En esta primera definición de MVC el </text:span><text:span text:style-name="T43">controlador </text:span><text:span text:style-name="T37">se definía como "</text:span><text:span text:style-name="T44">el módulo que se ocupa de la entrada</text:span><text:span text:style-name="T37">" (de forma similar a como la </text:span><text:span text:style-name="T43">vista </text:span><text:span text:style-name="T37">"</text:span><text:span text:style-name="T44">se ocupa de la salida</text:span><text:span text:style-name="T37">"). Esta definición no tiene cabida en las aplicaciones modernas en las que esta funcionalidad es asumida por una combinación de la 'vista' y algún </text:span><text:a xlink:type="simple" xlink:href="http://es.wikipedia.org/wiki/Framework">framework</text:a><text:span text:style-name="T60"> </text:span><text:span text:style-name="T37">moderno para desarrollo. El 'controlador', en las aplicaciones modernas de la década de 2000, es un módulo o una sección intermedia de código, que hace de intermediario de la comunicación entre el 'modelo' y la 'vista', y unifica la validación (utilizando llamadas directas o el "</text:span><text:a xlink:type="simple" xlink:href="http://es.wikipedia.org/wiki/Observer_(patrón_de_diseño)"><text:span text:style-name="T63">observer</text:span></text:a><text:span text:style-name="T37">" para desacoplar el 'modelo' de la 'vista' en el 'modelo'</text:span><text:bookmark text:name="cite_ref-10"/><text:span text:style-name="T37">).</text:span></text:p>
      <text:p text:style-name="P16"><text:line-break/><text:span text:style-name="T51">De manera genérica, los componentes de MVC se podrían definir como sigue:</text:span></text:p>
      <text:list xml:id="list1404894393" text:style-name="L5">
        <text:list-item>
          <text:p text:style-name="P23"><text:span text:style-name="T37">El </text:span><text:span text:style-name="T43">Modelo</text:span><text:span text:style-name="T37">: Es la representación de la información con la cual el sistema opera, por lo tanto gestiona todos los accesos a dicha información, tanto consultas como actualizaciones, implementando también los privilegios de acceso que se hayan descrito en las especificaciones de la aplicación (</text:span><text:a xlink:type="simple" xlink:href="http://es.wikipedia.org/wiki/Lógica_de_negocio"><text:span text:style-name="T60">lógica de negocio</text:span></text:a><text:span text:style-name="T37">). Envía a la 'vista' </text:span><text:soft-page-break/><text:span text:style-name="T37">aquella parte de la información que en cada momento se le solicita para que sea mostrada (típicamente a un usuario). Las peticiones de acceso o manipulación de información llegan al 'modelo' a través del 'controlador'.</text:span></text:p>
        </text:list-item>
        <text:list-item>
          <text:p text:style-name="P22"><text:span text:style-name="T19">El </text:span><text:span text:style-name="T20">Controlador</text:span><text:span text:style-name="T19">: Responde a eventos (usualmente acciones del usuario) e invoca peticiones al 'modelo' cuando se hace alguna solicitud sobre la información (por ejemplo, editar un documento o un registro en una base de datos). También puede enviar comandos a su 'vista' asociada si se solicita un cambio en la forma en que se presenta de 'modelo' (por ejemplo, desplazamiento o scroll por un documento o por los diferentes registros de una base de datos), por tanto se podría decir que el 'controlador' hace de intermediario entre la 'vista' y el 'modelo'.</text:span></text:p>
        </text:list-item>
        <text:list-item>
          <text:p text:style-name="P28"><text:span text:style-name="T37">La </text:span><text:span text:style-name="T43">Vista</text:span><text:span text:style-name="T37">: Presenta el 'modelo' (información y </text:span><text:span text:style-name="T44">lógica de negocio</text:span><text:span text:style-name="T37">) en un formato adecuado para interactuar (usualmente la</text:span><text:a xlink:type="simple" xlink:href="http://es.wikipedia.org/wiki/Interfaz_de_usuario"><text:span text:style-name="T60">interfaz de usuario</text:span></text:a><text:span text:style-name="T37">) por tanto requiere de dicho 'modelo' la información que debe representar como salida.</text:span></text:p>
        </text:list-item>
      </text:list>
      <text:p text:style-name="P27"/>
      <text:p text:style-name="P27"><text:span text:style-name="T46"><text:s text:c="43"/></text:span><text:span text:style-name="T46"><draw:frame draw:style-name="fr2" draw:name="graphics2" text:anchor-type="as-char" svg:y="-5.786cm" svg:width="6.722cm" svg:height="6.959cm" draw:z-index="1"><draw:image xlink:href="http://upload.wikimedia.org/wikipedia/commons/f/fd/MVC-Process.png" xlink:type="simple" xlink:show="embed" xlink:actuate="onLoad"/></draw:frame></text:span></text:p>
      <text:p text:style-name="P27"><text:span text:style-name="T46"/></text:p>
      <text:p text:style-name="P27"><text:span text:style-name="T46"/></text:p>
      <text:h text:style-name="P1" text:outline-level="3"><text:bookmark text:name="MVC_y_bases_de_datos"/><text:span text:style-name="T6">MVC y bases de datos:</text:span></text:h>
      <text:p text:style-name="P19"><text:span text:style-name="T37">Muchos sistemas </text:span><text:a xlink:type="simple" xlink:href="http://es.wikipedia.org/wiki/Informáticos">informáticos</text:a><text:span text:style-name="T60"> </text:span><text:span text:style-name="T37">utilizan un </text:span><text:a xlink:type="simple" xlink:href="http://es.wikipedia.org/wiki/Sistema_de_gestión_de_base_de_datos">Sistema de Gestión de Base de Datos</text:a><text:span text:style-name="T60"> </text:span><text:span text:style-name="T37">para gestionar los datos que debe utilizar la aplicación; en líneas generales del </text:span><text:span text:style-name="T43">MVC </text:span><text:span text:style-name="T37">dicha gestión corresponde al modelo. La unión entre </text:span><text:span text:style-name="T44">capa de presentación </text:span><text:span text:style-name="T37">y </text:span><text:span text:style-name="T44">capa de negocio </text:span><text:span text:style-name="T37">conocido en el paradigma de la </text:span><text:a xlink:type="simple" xlink:href="http://es.wikipedia.org/wiki/Programación_por_capas">Programación por capas</text:a><text:span text:style-name="T60"> </text:span><text:span text:style-name="T37">representaría la integración entre la </text:span><text:span text:style-name="T43">Vista </text:span><text:span text:style-name="T37">y su correspondiente </text:span><text:span text:style-name="T43">Controlador </text:span><text:span text:style-name="T37">de eventos y acceso a datos, MVC no pretende discriminar entre capa de negocio y capa de presentación pero si pretende separar la capa </text:span><text:span text:style-name="T44">visual gráfica </text:span><text:span text:style-name="T37">de su correspondiente </text:span><text:span text:style-name="T44">programación y acceso a datos</text:span><text:span text:style-name="T37">, algo que mejora el desarrollo y mantenimiento de la </text:span><text:span text:style-name="T44">Vista </text:span><text:span text:style-name="T37">y el</text:span><text:span text:style-name="T44">Controlador </text:span><text:span text:style-name="T37">en paralelo, ya que ambos cumplen ciclos de vida muy distintos entre</text:span><text:span text:style-name="T18"> sí.</text:span></text:p>
      <text:p text:style-name="P29"><text:span text:style-name="T17"/></text:p>
      <text:p text:style-name="Text_20_body"><text:span text:style-name="T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sans-serif" svg:font-family="sans-serif"/>
    <style:font-face style:name="Loma" svg:font-family="Loma"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stavo </meta:initial-creator>
    <meta:creation-date>2014-09-13T09:42:00</meta:creation-date>
    <dc:date>2014-09-13T11:22:44</dc:date>
    <dc:creator>Gustavo </dc:creator>
    <meta:editing-duration>PT8M1S</meta:editing-duration>
    <meta:editing-cycles>1</meta:editing-cycles>
    <meta:document-statistic meta:table-count="0" meta:image-count="2" meta:object-count="0" meta:page-count="6" meta:paragraph-count="70" meta:word-count="1824" meta:character-count="11411" meta:non-whitespace-character-count="9528"/>
    <meta:generator>LibreOffice/3.5$Linux_x86 LibreOffice_project/350m1$Build-2</meta:generator>
  </office:meta>
</office:document-meta>
</file>